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明朝" svg:font-family="ＭＳ 明朝" style:font-family-generic="roman" style:font-pitch="fixed" svg:panose-1="2 2 6 9 4 2 5 8 3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 fo:margin-bottom="0.1388in" fo:line-height="200%"/>
    </style:style>
    <style:style style:name="T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P6" style:parent-style-name="Standard" style:family="paragraph">
      <style:paragraph-properties style:text-autospace="none" fo:margin-bottom="0.1388in" fo:line-height="200%"/>
    </style:style>
    <style:style style:name="T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P11" style:parent-style-name="Standard" style:family="paragraph">
      <style:paragraph-properties style:text-autospace="none" fo:margin-bottom="0.1388in" fo:line-height="200%"/>
    </style:style>
    <style:style style:name="T1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1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1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1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1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1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2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2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2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23" style:parent-style-name="Standard" style:family="paragraph">
      <style:paragraph-properties style:text-autospace="none" fo:margin-bottom="0.1388in" fo:line-height="200%"/>
    </style:style>
    <style:style style:name="T2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2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2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2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2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2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33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34" style:parent-style-name="Standard" style:family="paragraph">
      <style:paragraph-properties style:text-autospace="none" fo:text-align="justify" fo:margin-bottom="0.1388in" fo:line-height="115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35" style:parent-style-name="Standard" style:family="paragraph">
      <style:paragraph-properties style:text-autospace="none" fo:margin-bottom="0.1388in" fo:line-height="200%"/>
    </style:style>
    <style:style style:name="T3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3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3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47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48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49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5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5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56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Column58" style:family="table-column">
      <style:table-column-properties style:column-width="2.2305in" style:use-optimal-column-width="false"/>
    </style:style>
    <style:style style:name="TableColumn59" style:family="table-column">
      <style:table-column-properties style:column-width="2.2312in" style:use-optimal-column-width="false"/>
    </style:style>
    <style:style style:name="TableColumn60" style:family="table-column">
      <style:table-column-properties style:column-width="2.2312in" style:use-optimal-column-width="false"/>
    </style:style>
    <style:style style:name="Table57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ＭＳ 明朝" style:font-name-asian="ＭＳ 明朝" style:font-name-complex="ＭＳ 明朝" fo:font-size="11pt" style:font-size-asian="11pt" style:font-size-complex="11pt" style:language-asian="ja" style:country-asian="JP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89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90" style:parent-style-name="Standard" style:family="paragraph">
      <style:paragraph-properties style:text-autospace="none" fo:line-height="200%"/>
    </style:style>
    <style:style style:name="T91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92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93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T94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/>
    </style:style>
    <style:style style:name="T95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96" style:parent-style-name="Standard" style:family="paragraph">
      <style:paragraph-properties style:text-autospace="none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97" style:parent-style-name="Standard" style:family="paragraph">
      <style:paragraph-properties style:text-autospace="none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98" style:parent-style-name="Standard" style:family="paragraph">
      <style:paragraph-properties style:text-autospace="none" fo:margin-bottom="0.1388in" fo:line-height="200%"/>
      <style:text-properties style:font-name="ＭＳ 明朝" style:font-name-asian="ＭＳ 明朝" style:font-name-complex="ＭＳ 明朝" fo:font-size="11pt" style:font-size-asian="11pt" style:font-size-complex="11pt" fo:language="ja" fo:country="JP"/>
    </style:style>
    <style:style style:name="P99" style:parent-style-name="Standard" style:family="paragraph">
      <style:paragraph-properties style:text-autospace="none" fo:text-align="end" fo:margin-bottom="0.1388in" fo:line-height="200%"/>
    </style:style>
    <style:style style:name="T100" style:parent-style-name="段落フォント" style:family="text">
      <style:text-properties style:font-name="ＭＳ 明朝" style:font-name-asian="ＭＳ 明朝" style:font-name-complex="ＭＳ 明朝" fo:font-size="11pt" style:font-size-asian="11pt" style:font-size-complex="11pt" fo:language="ja" fo:country="JP"/>
    </style:style>
  </office:automatic-styles>
  <office:body>
    <office:text text:use-soft-page-breaks="true">
      <text:p text:style-name="P1"><text:span text:style-name="T2">国立高等教育機関　</text:span><text:span text:style-name="T3">"</text:span><text:span text:style-name="T4">Ludovico Geymonat</text:span><text:span text:style-name="T5">"</text:span></text:p>
      <text:p text:style-name="P6"><text:a xlink:href="http://www.itisgeymonat.va.it/" office:target-frame-name="_top" xlink:show="replace"><text:span text:style-name="T7">http://www.itisgeymonat.va.it</text:span></text:a><text:span text:style-name="T8"><text:s/></text:span><text:span text:style-name="T9">メールアドレス</text:span><text:span text:style-name="T10">: info@itisgeymonat.va.it</text:span></text:p>
      <text:p text:style-name="P11"><text:span text:style-name="T12">住所</text:span><text:span text:style-name="T13">: Via Gramsci 1-21049 Tradate (VA)</text:span><text:span text:style-name="T14">、</text:span><text:span text:style-name="T15">　</text:span><text:span text:style-name="T16">税務番号</text:span><text:span text:style-name="T17"><text:s/>95010660124 -<text:s/></text:span><text:span text:style-name="T18">電話番号</text:span><text:span text:style-name="T19"><text:s/>0331/842371<text:s/></text:span><text:span text:style-name="T20">フアックス　</text:span><text:span text:style-name="T21">0331/810568</text:span></text:p>
      <text:p text:style-name="P22">Reg. Cert. n. 6038 05</text:p>
      <text:p text:style-name="P23"><text:span text:style-name="T24">7</text:span><text:span text:style-name="T25">トラダーテ市</text:span><text:span text:style-name="T26">、</text:span><text:span text:style-name="T27">2017</text:span><text:span text:style-name="T28">年</text:span><text:span text:style-name="T29">06</text:span><text:span text:style-name="T30">月</text:span><text:span text:style-name="T31">20</text:span><text:span text:style-name="T32">日</text:span></text:p>
      <text:p text:style-name="P33">関係者の母親「ウルジェーゼ・ロザンナ氏」の求めに応じて、</text:p>
      <text:p text:style-name="P34">職務上の記録により、以下の内容を説明します。</text:p>
      <text:p text:style-name="P35"><text:span text:style-name="T36">ミ口一ネ</text:span><text:span text:style-name="T37">・ロベルト氏、学生番号</text:span><text:span text:style-name="T38">3079</text:span><text:span text:style-name="T39">、</text:span><text:span text:style-name="T40">1990</text:span><text:span text:style-name="T41">年</text:span><text:span text:style-name="T42">1</text:span><text:span text:style-name="T43">月</text:span><text:span text:style-name="T44">4</text:span><text:span text:style-name="T45">日、</text:span><text:span text:style-name="T46">トラダーテ</text:span><text:span text:style-name="T47">市</text:span><text:span text:style-name="T48">生まれ、</text:span><text:span text:style-name="T49">2004/2005</text:span><text:span text:style-name="T50">学年に本校の</text:span><text:span text:style-name="T51">1</text:span><text:span text:style-name="T52">クラス</text:span><text:span text:style-name="T53">(</text:span><text:span text:style-name="T54">組</text:span><text:span text:style-name="T55">)</text:span><text:span text:style-name="T56">電子工学及び情報学課程に入学し、以下の期間中に本校に在学しました。</text:span>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学年2004/2005</text:p>
          </table:table-cell>
          <table:table-cell table:style-name="TableCell64">
            <text:p text:style-name="P65">1クラス</text:p>
          </table:table-cell>
          <table:table-cell table:style-name="TableCell66">
            <text:p text:style-name="P67">電子工学及び情報学課程</text:p>
          </table:table-cell>
        </table:table-row>
        <table:table-row table:style-name="TableRow68">
          <table:table-cell table:style-name="TableCell69">
            <text:p text:style-name="P70">学年2005/2006</text:p>
          </table:table-cell>
          <table:table-cell table:style-name="TableCell71">
            <text:p text:style-name="P72">2クラス</text:p>
          </table:table-cell>
          <table:table-cell table:style-name="TableCell73">
            <text:p text:style-name="P74">電子工学及び情報学課程</text:p>
          </table:table-cell>
        </table:table-row>
        <table:table-row table:style-name="TableRow75">
          <table:table-cell table:style-name="TableCell76">
            <text:p text:style-name="P77">学年2006/2007</text:p>
          </table:table-cell>
          <table:table-cell table:style-name="TableCell78">
            <text:p text:style-name="P79">2クラス　留年</text:p>
          </table:table-cell>
          <table:table-cell table:style-name="TableCell80">
            <text:p text:style-name="P81">電子工学及び情報学課程</text:p>
          </table:table-cell>
        </table:table-row>
        <table:table-row table:style-name="TableRow82">
          <table:table-cell table:style-name="TableCell83">
            <text:p text:style-name="P84">学年2007/2008</text:p>
          </table:table-cell>
          <table:table-cell table:style-name="TableCell85">
            <text:p text:style-name="P86">3クラス　中途退学</text:p>
          </table:table-cell>
          <table:table-cell table:style-name="TableCell87">
            <text:p text:style-name="P88">電子工学及び情報学課程</text:p>
          </table:table-cell>
        </table:table-row>
      </table:table>
      <text:p text:style-name="P89"/>
      <text:p text:style-name="P90"><text:span text:style-name="T91">本証明書は、関係者の目的</text:span><text:span text:style-name="T92">(</text:span><text:span text:style-name="T93">日本の進学及び就職</text:span><text:span text:style-name="T94">)</text:span><text:span text:style-name="T95">に応じて発行されました。</text:span></text:p>
      <text:p text:style-name="P96">本証明書は、2000年12月28日にて公布された、イタリア共和国大統領令445/2000第40条により、海外に限って有効があります。</text:p>
      <text:p text:style-name="P97">本証明書は、課税対象書類で、16€の収入印紙が必要となります。</text:p>
      <text:p text:style-name="P98">総務管理局・局長</text:p>
      <text:p text:style-name="P99"><text:span text:style-name="T100">フェラーロ・ナディア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明朝" svg:font-family="ＭＳ 明朝" style:font-family-generic="roman" style:font-pitch="fixed" svg:panose-1="2 2 6 9 4 2 5 8 3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20160714B</meta:initial-creator>
    <dc:creator>U20160714B</dc:creator>
    <meta:creation-date>2017-05-29T19:31:00Z</meta:creation-date>
    <dc:date>2017-07-11T23:54:00Z</dc:date>
    <meta:print-date>2017-07-11T23:54:00Z</meta:print-date>
    <meta:template xlink:href="Normal" xlink:type="simple"/>
    <meta:editing-cycles>5</meta:editing-cycles>
    <meta:editing-duration>PT720S</meta:editing-duration>
    <meta:document-statistic meta:page-count="1" meta:paragraph-count="1" meta:word-count="105" meta:character-count="705" meta:row-count="5" meta:non-whitespace-character-count="601"/>
  </office:meta>
</office:document-meta>
</file>